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text-properties style:font-name="Menlo" fo:font-size="12.0pt" fo:background-color="#fffffe"/>
    </style:style>
    <style:style style:name="P2" style:family="paragraph" style:parent-style-name="Standard">
      <style:text-properties style:font-name="Menlo" fo:font-size="12.0pt" fo:color="#15813e" fo:background-color="#fffffe"/>
    </style:style>
    <style:style style:name="P3" style:family="paragraph" style:parent-style-name="Standard">
      <style:text-properties style:font-name="Menlo" fo:font-size="12.0pt" fo:color="#274ecc" fo:background-color="#fffffe"/>
    </style:style>
    <style:style style:name="P4" style:family="paragraph" style:parent-style-name="Standard">
      <style:text-properties style:font-name="Menlo" fo:font-size="12.0pt"/>
    </style:style>
    <style:style style:name="P5" style:family="paragraph" style:parent-style-name="Standard">
      <style:text-properties style:font-name="Menlo" fo:font-size="12.0pt" fo:color="#cc004e" fo:background-color="#fffffe"/>
    </style:style>
    <style:style style:name="P6" style:family="paragraph" style:parent-style-name="Standard">
      <style:text-properties style:font-name="Menlo" fo:font-size="12.0pt" fo:color="#6b0001" fo:background-color="#fffffe"/>
    </style:style>
    <style:style style:name="P7" style:family="paragraph" style:parent-style-name="Standard">
      <style:text-properties style:font-name="Menlo" fo:font-size="12.0pt" fo:color="#2a373e" fo:background-color="#fffffe"/>
    </style:style>
    <style:style style:name="T1" style:family="text">
      <style:text-properties fo:letter-spacing="0.0000in" fo:color="#274ecc"/>
    </style:style>
    <style:style style:name="T2" style:family="text">
      <style:text-properties fo:letter-spacing="0.0000in"/>
    </style:style>
    <style:style style:name="T3" style:family="text">
      <style:text-properties fo:letter-spacing="0.0000in" fo:color="#000000"/>
    </style:style>
    <style:style style:name="T4" style:family="text">
      <style:text-properties fo:letter-spacing="0.0000in" fo:color="#ee3918"/>
    </style:style>
    <style:style style:name="T5" style:family="text">
      <style:text-properties fo:letter-spacing="0.0000in" fo:color="#2a373e"/>
    </style:style>
    <style:style style:name="T6" style:family="text">
      <style:text-properties fo:letter-spacing="0.0000in" fo:color="#15813e"/>
    </style:style>
    <style:style style:name="T7" style:family="text">
      <style:text-properties fo:letter-spacing="0.0000in" fo:color="#6b0001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Select</text:span><text:span text:style-name="T2"><text:s/>location, </text:span><text:span text:style-name="T1">date</text:span><text:span text:style-name="T2">, total_cases , new_cases, total_deaths, population</text:span></text:p>
      <text:p text:style-name="P2"><text:span text:style-name="T1">from</text:span><text:span text:style-name="T3"><text:s/></text:span><text:span text:style-name="T2">`study-project-350317.study_dataset.Coviddeaths`</text:span></text:p>
      <text:p text:style-name="P3"><text:span text:style-name="T2">order</text:span><text:span text:style-name="T3"><text:s/></text:span><text:span text:style-name="T2">by</text:span><text:span text:style-name="T3"><text:s/></text:span><text:span text:style-name="T4">1</text:span><text:span text:style-name="T3">,</text:span><text:span text:style-name="T4">2</text:span></text:p>
      <text:p text:style-name="P4"><text:span text:style-name="T2"/></text:p>
      <text:p text:style-name="P5"><text:span text:style-name="T2">-- Total Cases vs Total Deaths</text:span></text:p>
      <text:p text:style-name="P4"><text:span text:style-name="T2"/></text:p>
      <text:p text:style-name="P1"><text:span text:style-name="T1">Select</text:span><text:span text:style-name="T2"><text:s/>location, </text:span><text:span text:style-name="T1">date</text:span><text:span text:style-name="T2">, total_cases , new_cases, total_deaths, </text:span><text:span text:style-name="T5">(</text:span><text:span text:style-name="T2">total_deaths</text:span><text:span text:style-name="T5">/</text:span><text:span text:style-name="T2">total_cases</text:span><text:span text:style-name="T5">)*</text:span><text:span text:style-name="T4">100</text:span><text:span text:style-name="T2"><text:s/></text:span><text:span text:style-name="T1">as</text:span><text:span text:style-name="T2"><text:s/>DeathPercentage</text:span></text:p>
      <text:p text:style-name="P2"><text:span text:style-name="T1">from</text:span><text:span text:style-name="T3"><text:s/></text:span><text:span text:style-name="T2">`study-project-350317.study_dataset.Coviddeaths`</text:span></text:p>
      <text:p text:style-name="P6"><text:span text:style-name="T1">where</text:span><text:span text:style-name="T3"><text:s/></text:span><text:span text:style-name="T2">location</text:span><text:span text:style-name="T3"><text:s/>= </text:span><text:span text:style-name="T6">"Ghana"</text:span></text:p>
      <text:p text:style-name="P3"><text:span text:style-name="T2">order</text:span><text:span text:style-name="T3"><text:s/></text:span><text:span text:style-name="T2">by</text:span><text:span text:style-name="T3"><text:s/></text:span><text:span text:style-name="T4">1</text:span><text:span text:style-name="T3">,</text:span><text:span text:style-name="T4">2</text:span></text:p>
      <text:p text:style-name="P4"><text:span text:style-name="T2"/></text:p>
      <text:p text:style-name="P5"><text:span text:style-name="T2">-- Total Cases vs Population</text:span></text:p>
      <text:p text:style-name="P5"><text:span text:style-name="T2">--Showing what Percentage of population got covid</text:span></text:p>
      <text:p text:style-name="P4"><text:span text:style-name="T2"/></text:p>
      <text:p text:style-name="P1"><text:span text:style-name="T1">Select</text:span><text:span text:style-name="T2"><text:s/>location, </text:span><text:span text:style-name="T1">date</text:span><text:span text:style-name="T2">, population, total_cases, </text:span><text:span text:style-name="T5">(</text:span><text:span text:style-name="T2">total_cases</text:span><text:span text:style-name="T5">/</text:span><text:span text:style-name="T2">population</text:span><text:span text:style-name="T5">)*</text:span><text:span text:style-name="T4">100</text:span><text:span text:style-name="T2"><text:s/></text:span><text:span text:style-name="T1">as</text:span><text:span text:style-name="T2"><text:s/>CovidPercentage</text:span></text:p>
      <text:p text:style-name="P2"><text:span text:style-name="T1">from</text:span><text:span text:style-name="T3"><text:s/></text:span><text:span text:style-name="T2">`study-project-350317.study_dataset.Coviddeaths`</text:span></text:p>
      <text:p text:style-name="P6"><text:span text:style-name="T1">where</text:span><text:span text:style-name="T3"><text:s/></text:span><text:span text:style-name="T2">location</text:span><text:span text:style-name="T3"><text:s/>= </text:span><text:span text:style-name="T6">"Ghana"</text:span></text:p>
      <text:p text:style-name="P3"><text:span text:style-name="T2">order</text:span><text:span text:style-name="T3"><text:s/></text:span><text:span text:style-name="T2">by</text:span><text:span text:style-name="T3"><text:s/></text:span><text:span text:style-name="T4">1</text:span><text:span text:style-name="T3">,</text:span><text:span text:style-name="T4">2</text:span></text:p>
      <text:p text:style-name="P4"><text:span text:style-name="T2"/></text:p>
      <text:p text:style-name="P5"><text:span text:style-name="T2">-- Countries with highest Infection rate compared to Population</text:span></text:p>
      <text:p text:style-name="P4"><text:span text:style-name="T2"/></text:p>
      <text:p text:style-name="P1"><text:span text:style-name="T1">Select</text:span><text:span text:style-name="T2"><text:s/>location, population, </text:span><text:span text:style-name="T1">MAX</text:span><text:span text:style-name="T5">(</text:span><text:span text:style-name="T2">total_cases</text:span><text:span text:style-name="T5">)</text:span><text:span text:style-name="T2"><text:s/></text:span><text:span text:style-name="T1">as</text:span><text:span text:style-name="T2"><text:s/>HighestInfectionCount, </text:span><text:span text:style-name="T1">MAX</text:span><text:span text:style-name="T5">((</text:span><text:span text:style-name="T2">total_cases</text:span><text:span text:style-name="T5">/</text:span><text:span text:style-name="T2">population</text:span><text:span text:style-name="T5">)*</text:span><text:span text:style-name="T4">100</text:span><text:span text:style-name="T5">)</text:span><text:span text:style-name="T2"><text:s/></text:span><text:span text:style-name="T1">as</text:span><text:span text:style-name="T2"><text:s/>CovidPercentage</text:span></text:p>
      <text:p text:style-name="P2"><text:span text:style-name="T1">from</text:span><text:span text:style-name="T3"><text:s/></text:span><text:span text:style-name="T2">`study-project-350317.study_dataset.Coviddeaths`</text:span></text:p>
      <text:p text:style-name="P1"><text:span text:style-name="T1">group</text:span><text:span text:style-name="T2"><text:s/></text:span><text:span text:style-name="T1">by</text:span><text:span text:style-name="T2"><text:s/>location, population</text:span></text:p>
      <text:p text:style-name="P1"><text:span text:style-name="T1">order</text:span><text:span text:style-name="T2"><text:s/></text:span><text:span text:style-name="T1">by</text:span><text:span text:style-name="T2"><text:s/>CovidPercentage </text:span><text:span text:style-name="T1">desc</text:span></text:p>
      <text:p text:style-name="P4"><text:span text:style-name="T2"/></text:p>
      <text:p text:style-name="P5"><text:span text:style-name="T2">-- Countries with Highest Death Count</text:span></text:p>
      <text:p text:style-name="P4"><text:span text:style-name="T2"/></text:p>
      <text:p text:style-name="P1"><text:span text:style-name="T1">Select</text:span><text:span text:style-name="T2"><text:s/>location, </text:span><text:span text:style-name="T1">Max</text:span><text:span text:style-name="T5">(</text:span><text:span text:style-name="T2">total_deaths</text:span><text:span text:style-name="T5">)</text:span><text:span text:style-name="T2"><text:s/></text:span><text:span text:style-name="T1">as</text:span><text:span text:style-name="T2"><text:s/>TotalDeathCount</text:span></text:p>
      <text:p text:style-name="P2"><text:span text:style-name="T1">from</text:span><text:span text:style-name="T3"><text:s/></text:span><text:span text:style-name="T2">`study-project-350317.study_dataset.Coviddeaths`</text:span></text:p>
      <text:p text:style-name="P3"><text:span text:style-name="T2">WHERE</text:span><text:span text:style-name="T3"><text:s/>continent </text:span><text:span text:style-name="T2">is</text:span><text:span text:style-name="T3"><text:s/></text:span><text:span text:style-name="T2">not</text:span><text:span text:style-name="T3"><text:s/></text:span><text:span text:style-name="T2">null</text:span></text:p>
      <text:p text:style-name="P1"><text:span text:style-name="T1">group</text:span><text:span text:style-name="T2"><text:s/></text:span><text:span text:style-name="T1">by</text:span><text:span text:style-name="T2"><text:s/>location</text:span></text:p>
      <text:p text:style-name="P1"><text:span text:style-name="T1">order</text:span><text:span text:style-name="T2"><text:s/></text:span><text:span text:style-name="T1">by</text:span><text:span text:style-name="T2"><text:s/>TotalDeathCount </text:span><text:span text:style-name="T1">desc</text:span></text:p>
      <text:p text:style-name="P4"><text:span text:style-name="T2"/></text:p>
      <text:p text:style-name="P5"><text:span text:style-name="T2">-- BREAKING THINGS DOWN BY CONTINENT</text:span></text:p>
      <text:p text:style-name="P4"><text:span text:style-name="T2"/></text:p>
      <text:p text:style-name="P5"><text:span text:style-name="T2">--Showing Continents with Highest Death Count</text:span></text:p>
      <text:p text:style-name="P4"><text:span text:style-name="T2"/></text:p>
      <text:p text:style-name="P1"><text:span text:style-name="T1">Select</text:span><text:span text:style-name="T2"><text:s/>continent, </text:span><text:span text:style-name="T1">Max</text:span><text:span text:style-name="T5">(</text:span><text:span text:style-name="T2">total_deaths</text:span><text:span text:style-name="T5">)</text:span><text:span text:style-name="T2"><text:s/></text:span><text:span text:style-name="T1">as</text:span><text:span text:style-name="T2"><text:s/>TotalDeathCount</text:span></text:p>
      <text:p text:style-name="P2"><text:span text:style-name="T1">from</text:span><text:span text:style-name="T3"><text:s/></text:span><text:span text:style-name="T2">`study-project-350317.study_dataset.Coviddeaths`</text:span></text:p>
      <text:p text:style-name="P3"><text:span text:style-name="T2">WHERE</text:span><text:span text:style-name="T3"><text:s/>continent </text:span><text:span text:style-name="T2">is</text:span><text:span text:style-name="T3"><text:s/></text:span><text:span text:style-name="T2">not</text:span><text:span text:style-name="T3"><text:s/></text:span><text:span text:style-name="T2">null</text:span></text:p>
      <text:p text:style-name="P1"><text:span text:style-name="T1">group</text:span><text:span text:style-name="T2"><text:s/></text:span><text:span text:style-name="T1">by</text:span><text:span text:style-name="T2"><text:s/>continent</text:span></text:p>
      <text:p text:style-name="P1"><text:span text:style-name="T1">order</text:span><text:span text:style-name="T2"><text:s/></text:span><text:span text:style-name="T1">by</text:span><text:span text:style-name="T2"><text:s/>TotalDeathCount </text:span><text:span text:style-name="T1">desc</text:span></text:p>
      <text:p text:style-name="P4"><text:span text:style-name="T2"/></text:p>
      <text:p text:style-name="P5"><text:span text:style-name="T2">-- GLOBAL NUMBERS</text:span></text:p>
      <text:p text:style-name="P5"><text:span text:style-name="T2">-- Total Cases vs Total Deaths Per Day</text:span></text:p>
      <text:p text:style-name="P4"><text:span text:style-name="T2"/></text:p>
      <text:p text:style-name="P1"><text:span text:style-name="T1">select</text:span><text:span text:style-name="T2"><text:s/></text:span><text:span text:style-name="T1">date</text:span><text:span text:style-name="T2">, </text:span><text:span text:style-name="T1">SUM</text:span><text:span text:style-name="T5">(</text:span><text:span text:style-name="T2">new_cases</text:span><text:span text:style-name="T5">)</text:span><text:span text:style-name="T2"><text:s/></text:span><text:span text:style-name="T1">as</text:span><text:span text:style-name="T2"><text:s/>total_cases, </text:span><text:span text:style-name="T1">sum</text:span><text:span text:style-name="T5">(</text:span><text:span text:style-name="T2">new_deaths</text:span><text:span text:style-name="T5">)</text:span><text:span text:style-name="T2"><text:s/></text:span><text:span text:style-name="T1">as</text:span><text:span text:style-name="T2"><text:s/>total_deaths, </text:span><text:span text:style-name="T5">(</text:span><text:span text:style-name="T1">SUM</text:span><text:span text:style-name="T5">(</text:span><text:span text:style-name="T2">new_deaths</text:span><text:span text:style-name="T5">)/</text:span><text:span text:style-name="T1">sum</text:span><text:span text:style-name="T5">(</text:span><text:span text:style-name="T2">new_cases</text:span><text:span text:style-name="T5">))*</text:span><text:span text:style-name="T2"><text:s/></text:span><text:span text:style-name="T4">100</text:span><text:span text:style-name="T2"><text:s/></text:span><text:span text:style-name="T1">as</text:span><text:span text:style-name="T2"><text:s/>DeathPercentage</text:span></text:p>
      <text:p text:style-name="P2"><text:span text:style-name="T1">from</text:span><text:span text:style-name="T3"><text:s/></text:span><text:span text:style-name="T2">`study-project-350317.study_dataset.Coviddeaths`</text:span></text:p>
      <text:p text:style-name="P3"><text:span text:style-name="T2">WHERE</text:span><text:span text:style-name="T3"><text:s/>continent </text:span><text:span text:style-name="T2">is</text:span><text:span text:style-name="T3"><text:s/></text:span><text:span text:style-name="T2">not</text:span><text:span text:style-name="T3"><text:s/></text:span><text:span text:style-name="T2">null</text:span></text:p>
      <text:p text:style-name="P3"><text:span text:style-name="T2">group</text:span><text:span text:style-name="T3"><text:s/></text:span><text:span text:style-name="T2">by</text:span><text:span text:style-name="T3"><text:s/></text:span><text:span text:style-name="T2">date</text:span></text:p>
      <text:p text:style-name="P3"><text:span text:style-name="T2">order</text:span><text:span text:style-name="T3"><text:s/></text:span><text:span text:style-name="T2">by</text:span><text:span text:style-name="T3"><text:s/></text:span><text:span text:style-name="T4">1</text:span><text:span text:style-name="T3">,</text:span><text:span text:style-name="T4">2</text:span></text:p>
      <text:p text:style-name="P4"><text:span text:style-name="T2"/></text:p>
      <text:p text:style-name="P5"><text:span text:style-name="T2">--Total Cases vs ToatlDeaths</text:span></text:p>
      <text:p text:style-name="P1"><text:span text:style-name="T1">select</text:span><text:span text:style-name="T2"><text:s/></text:span><text:span text:style-name="T1">SUM</text:span><text:span text:style-name="T5">(</text:span><text:span text:style-name="T2">new_cases</text:span><text:span text:style-name="T5">)</text:span><text:span text:style-name="T2"><text:s/></text:span><text:span text:style-name="T1">as</text:span><text:span text:style-name="T2"><text:s/>total_cases, </text:span><text:span text:style-name="T1">sum</text:span><text:span text:style-name="T5">(</text:span><text:span text:style-name="T2">new_deaths</text:span><text:span text:style-name="T5">)</text:span><text:span text:style-name="T2"><text:s/></text:span><text:span text:style-name="T1">as</text:span><text:span text:style-name="T2"><text:s/>total_deaths, </text:span><text:span text:style-name="T5">(</text:span><text:span text:style-name="T1">SUM</text:span><text:span text:style-name="T5">(</text:span><text:span text:style-name="T2">new_deaths</text:span><text:span text:style-name="T5">)/</text:span><text:span text:style-name="T1">sum</text:span><text:span text:style-name="T5">(</text:span><text:span text:style-name="T2">new_cases</text:span><text:span text:style-name="T5">))*</text:span><text:span text:style-name="T2"><text:s/></text:span><text:span text:style-name="T4">100</text:span><text:span text:style-name="T2"><text:s/></text:span><text:span text:style-name="T1">as</text:span><text:span text:style-name="T2"><text:s/>DeathPercentage</text:span></text:p>
      <text:p text:style-name="P2"><text:span text:style-name="T1">from</text:span><text:span text:style-name="T3"><text:s/></text:span><text:span text:style-name="T2">`study-project-350317.study_dataset.Coviddeaths`</text:span></text:p>
      <text:p text:style-name="P3"><text:span text:style-name="T2">WHERE</text:span><text:span text:style-name="T3"><text:s/>continent </text:span><text:span text:style-name="T2">is</text:span><text:span text:style-name="T3"><text:s/></text:span><text:span text:style-name="T2">not</text:span><text:span text:style-name="T3"><text:s/></text:span><text:span text:style-name="T2">null</text:span></text:p>
      <text:p text:style-name="P3"><text:span text:style-name="T2">order</text:span><text:span text:style-name="T3"><text:s/></text:span><text:span text:style-name="T2">by</text:span><text:span text:style-name="T3"><text:s/></text:span><text:span text:style-name="T4">1</text:span><text:span text:style-name="T3">,</text:span><text:span text:style-name="T4">2</text:span></text:p>
      <text:p text:style-name="P4"><text:span text:style-name="T2"/></text:p>
      <text:p text:style-name="P5"><text:span text:style-name="T2">--Joining CovidDeath Table and CovidVaccinations Table</text:span></text:p>
      <text:p text:style-name="P5"><text:span text:style-name="T2">-- Toatl Population vs Vaccinations</text:span></text:p>
      <text:p text:style-name="P1"><text:span text:style-name="T1">select</text:span><text:span text:style-name="T2"><text:s/>dea.continent, dea.location, dea.</text:span><text:span text:style-name="T1">date</text:span><text:span text:style-name="T2">, dea.population, vac.new_vaccinations,</text:span></text:p>
      <text:p text:style-name="P1"><text:span text:style-name="T1">SUM</text:span><text:span text:style-name="T5">(</text:span><text:span text:style-name="T2">vac.new_vaccinations</text:span><text:span text:style-name="T5">)</text:span><text:span text:style-name="T2"><text:s/></text:span><text:span text:style-name="T1">OVER</text:span><text:span text:style-name="T2"><text:s/></text:span><text:span text:style-name="T5">(</text:span><text:span text:style-name="T1">PARTITION</text:span><text:span text:style-name="T2"><text:s/></text:span><text:span text:style-name="T1">BY</text:span><text:span text:style-name="T2"><text:s/>dea.location </text:span><text:span text:style-name="T1">order</text:span><text:span text:style-name="T2"><text:s/></text:span><text:span text:style-name="T1">by</text:span><text:span text:style-name="T2"><text:s/>dea.location, dea.</text:span><text:span text:style-name="T1">date</text:span><text:span text:style-name="T5">)</text:span><text:span text:style-name="T2"><text:s/></text:span></text:p>
      <text:p text:style-name="P1"><text:span text:style-name="T1">as</text:span><text:span text:style-name="T2"><text:s/>RollingPeopleVaccinated</text:span></text:p>
      <text:p text:style-name="P2"><text:span text:style-name="T1">from</text:span><text:span text:style-name="T3"><text:s/></text:span><text:span text:style-name="T2">`study-project-350317.study_dataset.Coviddeaths`</text:span><text:span text:style-name="T3"><text:s/>dea</text:span></text:p>
      <text:p text:style-name="P2"><text:span text:style-name="T1">join</text:span><text:span text:style-name="T3"><text:s/></text:span><text:span text:style-name="T2">`study-project-350317.study_dataset.Covidvaccinations`</text:span><text:span text:style-name="T3"><text:s/>vac</text:span></text:p>
      <text:p text:style-name="P1"><text:span text:style-name="T1">on</text:span><text:span text:style-name="T2"><text:s/>dea.</text:span><text:span text:style-name="T7">location</text:span><text:span text:style-name="T2"><text:s/>= vac.location</text:span></text:p>
      <text:p text:style-name="P1"><text:span text:style-name="T1">and</text:span><text:span text:style-name="T2"><text:s/>dea.</text:span><text:span text:style-name="T7">date</text:span><text:span text:style-name="T2"><text:s/>= vac.</text:span><text:span text:style-name="T1">date</text:span></text:p>
      <text:p text:style-name="P1"><text:span text:style-name="T1">where</text:span><text:span text:style-name="T2"><text:s/>dea.continent </text:span><text:span text:style-name="T1">is</text:span><text:span text:style-name="T2"><text:s/></text:span><text:span text:style-name="T1">not</text:span><text:span text:style-name="T2"><text:s/></text:span><text:span text:style-name="T1">null</text:span></text:p>
      <text:p text:style-name="P3"><text:span text:style-name="T2">order</text:span><text:span text:style-name="T3"><text:s/></text:span><text:span text:style-name="T2">by</text:span><text:span text:style-name="T3"><text:s/></text:span><text:span text:style-name="T4">2</text:span><text:span text:style-name="T3">,</text:span><text:span text:style-name="T4">3</text:span></text:p>
      <text:p text:style-name="P4"><text:span text:style-name="T2"/></text:p>
      <text:p text:style-name="P5"><text:span text:style-name="T2">-- <text:s/>USING CTE</text:span></text:p>
      <text:p text:style-name="P4"><text:span text:style-name="T2"/></text:p>
      <text:p text:style-name="P1"><text:span text:style-name="T1">WITH</text:span><text:span text:style-name="T2"><text:s/>PopvsVac </text:span></text:p>
      <text:p text:style-name="P3"><text:span text:style-name="T2">AS</text:span><text:span text:style-name="T3"><text:s/></text:span><text:span text:style-name="T5">(</text:span></text:p>
      <text:p text:style-name="P1"><text:span text:style-name="T1">select</text:span><text:span text:style-name="T2"><text:s/>dea.continent, dea.location, dea.</text:span><text:span text:style-name="T1">date</text:span><text:span text:style-name="T2">, dea.population, vac.new_vaccinations,</text:span></text:p>
      <text:p text:style-name="P1"><text:span text:style-name="T1">SUM</text:span><text:span text:style-name="T5">(</text:span><text:span text:style-name="T2">vac.new_vaccinations</text:span><text:span text:style-name="T5">)</text:span><text:span text:style-name="T2"><text:s/></text:span><text:span text:style-name="T1">OVER</text:span><text:span text:style-name="T2"><text:s/></text:span><text:span text:style-name="T5">(</text:span><text:span text:style-name="T1">PARTITION</text:span><text:span text:style-name="T2"><text:s/></text:span><text:span text:style-name="T1">BY</text:span><text:span text:style-name="T2"><text:s/>dea.location </text:span><text:span text:style-name="T1">order</text:span><text:span text:style-name="T2"><text:s/></text:span><text:span text:style-name="T1">by</text:span><text:span text:style-name="T2"><text:s/>dea.location, dea.</text:span><text:span text:style-name="T1">date</text:span><text:span text:style-name="T5">)</text:span><text:span text:style-name="T2"><text:s/></text:span></text:p>
      <text:p text:style-name="P1"><text:span text:style-name="T1">as</text:span><text:span text:style-name="T2"><text:s/>RollingPeopleVaccinated</text:span></text:p>
      <text:p text:style-name="P2"><text:span text:style-name="T1">from</text:span><text:span text:style-name="T3"><text:s/></text:span><text:span text:style-name="T2">`study-project-350317.study_dataset.Coviddeaths`</text:span><text:span text:style-name="T3"><text:s/>dea</text:span></text:p>
      <text:p text:style-name="P2"><text:span text:style-name="T1">join</text:span><text:span text:style-name="T3"><text:s/></text:span><text:span text:style-name="T2">`study-project-350317.study_dataset.Covidvaccinations`</text:span><text:span text:style-name="T3"><text:s/>vac</text:span></text:p>
      <text:p text:style-name="P1"><text:span text:style-name="T1">on</text:span><text:span text:style-name="T2"><text:s/>dea.</text:span><text:span text:style-name="T7">location</text:span><text:span text:style-name="T2"><text:s/>= vac.location</text:span></text:p>
      <text:p text:style-name="P1"><text:span text:style-name="T1">and</text:span><text:span text:style-name="T2"><text:s/>dea.</text:span><text:span text:style-name="T7">date</text:span><text:span text:style-name="T2"><text:s/>= vac.</text:span><text:span text:style-name="T1">date</text:span></text:p>
      <text:p text:style-name="P1"><text:span text:style-name="T1">where</text:span><text:span text:style-name="T2"><text:s/>dea.continent </text:span><text:span text:style-name="T1">is</text:span><text:span text:style-name="T2"><text:s/></text:span><text:span text:style-name="T1">not</text:span><text:span text:style-name="T2"><text:s/></text:span><text:span text:style-name="T1">null</text:span></text:p>
      <text:p text:style-name="P5"><text:span text:style-name="T2">--order by 2,3</text:span></text:p>
      <text:p text:style-name="P7"><text:span text:style-name="T2">)</text:span></text:p>
      <text:p text:style-name="P1"><text:span text:style-name="T1">Select</text:span><text:span text:style-name="T2"><text:s/></text:span><text:span text:style-name="T5">*</text:span><text:span text:style-name="T2">, </text:span><text:span text:style-name="T5">(</text:span><text:span text:style-name="T2">RollingPeopleVaccinated</text:span><text:span text:style-name="T5">/</text:span><text:span text:style-name="T2">population</text:span><text:span text:style-name="T5">)*</text:span><text:span text:style-name="T2"><text:s/></text:span><text:span text:style-name="T4">100</text:span></text:p>
      <text:p text:style-name="P1"><text:span text:style-name="T1">From</text:span><text:span text:style-name="T2"><text:s/>PopvsVac</text:span></text:p>
      <text:p text:style-name="P4"><text:span text:style-name="T2"/></text:p>
      <text:p text:style-name="P4"><text:span text:style-name="T2"/></text:p>
      <text:p text:style-name="P5"><text:span text:style-name="T2">--TEMP TABLE</text:span></text:p>
      <text:p text:style-name="P4"><text:span text:style-name="T2"/></text:p>
      <text:p text:style-name="P1"><text:span text:style-name="T1">Create</text:span><text:span text:style-name="T2"><text:s text:c="2"/></text:span><text:span text:style-name="T1">Table</text:span><text:span text:style-name="T2"><text:s/>study</text:span><text:span text:style-name="T5">-</text:span><text:span text:style-name="T1">project</text:span><text:span text:style-name="T5">-</text:span><text:span text:style-name="T4">350317</text:span><text:span text:style-name="T2">.study_dataset.PercentPopulationVaccinated</text:span></text:p>
      <text:p text:style-name="P7"><text:span text:style-name="T2">(</text:span></text:p>
      <text:p text:style-name="P1"><text:span text:style-name="T2"><text:s/>Continent </text:span><text:span text:style-name="T1">String</text:span><text:span text:style-name="T2">,</text:span></text:p>
      <text:p text:style-name="P1"><text:span text:style-name="T2"><text:s/>Location </text:span><text:span text:style-name="T1">String</text:span><text:span text:style-name="T2">,</text:span></text:p>
      <text:p text:style-name="P3"><text:span text:style-name="T3"><text:s/></text:span><text:span text:style-name="T2">Date</text:span><text:span text:style-name="T3"><text:s/></text:span><text:span text:style-name="T2">Datetime</text:span><text:span text:style-name="T3">,</text:span></text:p>
      <text:p text:style-name="P1"><text:span text:style-name="T2"><text:s/>Population numeric,</text:span></text:p>
      <text:p text:style-name="P1"><text:span text:style-name="T2"><text:s/>New_Vaccinations numeric,</text:span></text:p>
      <text:p text:style-name="P1"><text:span text:style-name="T2"><text:s/>RollingPeopleVaccinated numeric</text:span></text:p>
      <text:p text:style-name="P7"><text:span text:style-name="T2">)</text:span></text:p>
      <text:p text:style-name="P3"><text:span text:style-name="T2">AS</text:span></text:p>
      <text:p text:style-name="P1"><text:span text:style-name="T1">Select</text:span><text:span text:style-name="T2"><text:s/>dea.continent, dea.location, dea.</text:span><text:span text:style-name="T1">date</text:span><text:span text:style-name="T2">, dea.population, vac.new_vaccinations,</text:span></text:p>
      <text:p text:style-name="P1"><text:span text:style-name="T1">SUM</text:span><text:span text:style-name="T5">(</text:span><text:span text:style-name="T2">vac.new_vaccinations</text:span><text:span text:style-name="T5">)</text:span><text:span text:style-name="T2"><text:s/></text:span><text:span text:style-name="T1">OVER</text:span><text:span text:style-name="T2"><text:s/></text:span><text:span text:style-name="T5">(</text:span><text:span text:style-name="T1">PARTITION</text:span><text:span text:style-name="T2"><text:s/></text:span><text:span text:style-name="T1">BY</text:span><text:span text:style-name="T2"><text:s/>dea.location </text:span><text:span text:style-name="T1">order</text:span><text:span text:style-name="T2"><text:s/></text:span><text:span text:style-name="T1">by</text:span><text:span text:style-name="T2"><text:s/>dea.location, dea.</text:span><text:span text:style-name="T1">date</text:span><text:span text:style-name="T5">)</text:span><text:span text:style-name="T2"><text:s/></text:span></text:p>
      <text:p text:style-name="P1"><text:span text:style-name="T1">as</text:span><text:span text:style-name="T2"><text:s/>RollingPeopleVaccinated</text:span></text:p>
      <text:p text:style-name="P2"><text:span text:style-name="T1">from</text:span><text:span text:style-name="T3"><text:s/></text:span><text:span text:style-name="T2">`study-project-350317.study_dataset.Coviddeaths`</text:span><text:span text:style-name="T3"><text:s/>dea</text:span></text:p>
      <text:p text:style-name="P2"><text:span text:style-name="T1">join</text:span><text:span text:style-name="T3"><text:s/></text:span><text:span text:style-name="T2">`study-project-350317.study_dataset.Covidvaccinations`</text:span><text:span text:style-name="T3"><text:s/>vac</text:span></text:p>
      <text:p text:style-name="P1"><text:span text:style-name="T1">on</text:span><text:span text:style-name="T2"><text:s/>dea.</text:span><text:span text:style-name="T7">location</text:span><text:span text:style-name="T2"><text:s/>= vac.location</text:span></text:p>
      <text:p text:style-name="P1"><text:span text:style-name="T1">and</text:span><text:span text:style-name="T2"><text:s/>dea.</text:span><text:span text:style-name="T7">date</text:span><text:span text:style-name="T2"><text:s/>= vac.</text:span><text:span text:style-name="T1">date</text:span></text:p>
      <text:p text:style-name="P1"><text:span text:style-name="T1">where</text:span><text:span text:style-name="T2"><text:s/>dea.continent </text:span><text:span text:style-name="T1">is</text:span><text:span text:style-name="T2"><text:s/></text:span><text:span text:style-name="T1">not</text:span><text:span text:style-name="T2"><text:s/></text:span><text:span text:style-name="T1">null</text:span></text:p>
      <text:p text:style-name="P5"><text:span text:style-name="T2">--order by 2,3</text:span></text:p>
      <text:p text:style-name="P4"><text:span text:style-name="T2"/></text:p>
      <text:p text:style-name="P4"><text:span text:style-name="T2"/></text:p>
      <text:p text:style-name="P5"><text:span text:style-name="T2">-- To query PercentPopulation Vaccinated Table created above</text:span></text:p>
      <text:p text:style-name="P4"><text:span text:style-name="T2"/></text:p>
      <text:p text:style-name="P1"><text:span text:style-name="T1">Select</text:span><text:span text:style-name="T2"><text:s/></text:span><text:span text:style-name="T5">*</text:span><text:span text:style-name="T2">, </text:span><text:span text:style-name="T5">(</text:span><text:span text:style-name="T2">RollingPeopleVaccinated</text:span><text:span text:style-name="T5">/</text:span><text:span text:style-name="T2">population</text:span><text:span text:style-name="T5">)*</text:span><text:span text:style-name="T2"><text:s/></text:span><text:span text:style-name="T4">100</text:span></text:p>
      <text:p text:style-name="P1"><text:span text:style-name="T1">From</text:span><text:span text:style-name="T2"><text:s/>study</text:span><text:span text:style-name="T5">-</text:span><text:span text:style-name="T1">project</text:span><text:span text:style-name="T5">-</text:span><text:span text:style-name="T4">350317</text:span><text:span text:style-name="T2">.study_dataset.PercentPopulationVaccinated</text:span></text:p>
      <text:p text:style-name="P4"><text:span text:style-name="T2"/></text:p>
      <text:p text:style-name="P4"><text:span text:style-name="T2"/></text:p>
      <text:p text:style-name="P5"><text:span text:style-name="T2">-- Creating View to store data for later Visualization</text:span></text:p>
      <text:p text:style-name="P4"><text:span text:style-name="T2"/></text:p>
      <text:p text:style-name="P1"><text:span text:style-name="T1">Create</text:span><text:span text:style-name="T2"><text:s/></text:span><text:span text:style-name="T1">View</text:span><text:span text:style-name="T2"><text:s/>study</text:span><text:span text:style-name="T5">-</text:span><text:span text:style-name="T1">project</text:span><text:span text:style-name="T5">-</text:span><text:span text:style-name="T4">350317</text:span><text:span text:style-name="T2">.study_dataset.PopvsVac</text:span></text:p>
      <text:p text:style-name="P3"><text:span text:style-name="T2">AS</text:span></text:p>
      <text:p text:style-name="P1"><text:span text:style-name="T1">Select</text:span><text:span text:style-name="T2"><text:s/>dea.continent, dea.location, dea.</text:span><text:span text:style-name="T1">date</text:span><text:span text:style-name="T2">, dea.population, vac.new_vaccinations,</text:span></text:p>
      <text:p text:style-name="P1"><text:span text:style-name="T1">SUM</text:span><text:span text:style-name="T5">(</text:span><text:span text:style-name="T2">vac.new_vaccinations</text:span><text:span text:style-name="T5">)</text:span><text:span text:style-name="T2"><text:s/></text:span><text:span text:style-name="T1">OVER</text:span><text:span text:style-name="T2"><text:s/></text:span><text:span text:style-name="T5">(</text:span><text:span text:style-name="T1">PARTITION</text:span><text:span text:style-name="T2"><text:s/></text:span><text:span text:style-name="T1">BY</text:span><text:span text:style-name="T2"><text:s/>dea.location </text:span><text:span text:style-name="T1">order</text:span><text:span text:style-name="T2"><text:s/></text:span><text:span text:style-name="T1">by</text:span><text:span text:style-name="T2"><text:s/>dea.location, dea.</text:span><text:span text:style-name="T1">date</text:span><text:span text:style-name="T5">)</text:span><text:span text:style-name="T2"><text:s/></text:span></text:p>
      <text:p text:style-name="P1"><text:span text:style-name="T1">as</text:span><text:span text:style-name="T2"><text:s/>RollingPeopleVaccinated</text:span></text:p>
      <text:p text:style-name="P2"><text:span text:style-name="T1">from</text:span><text:span text:style-name="T3"><text:s/></text:span><text:span text:style-name="T2">`study-project-350317.study_dataset.Coviddeaths`</text:span><text:span text:style-name="T3"><text:s/>dea</text:span></text:p>
      <text:p text:style-name="P2"><text:span text:style-name="T1">join</text:span><text:span text:style-name="T3"><text:s/></text:span><text:span text:style-name="T2">`study-project-350317.study_dataset.Covidvaccinations`</text:span><text:span text:style-name="T3"><text:s/>vac</text:span></text:p>
      <text:p text:style-name="P1"><text:span text:style-name="T1">on</text:span><text:span text:style-name="T2"><text:s/>dea.</text:span><text:span text:style-name="T7">location</text:span><text:span text:style-name="T2"><text:s/>= vac.location</text:span></text:p>
      <text:p text:style-name="P1"><text:span text:style-name="T1">and</text:span><text:span text:style-name="T2"><text:s/>dea.</text:span><text:span text:style-name="T7">date</text:span><text:span text:style-name="T2"><text:s/>= vac.</text:span><text:span text:style-name="T1">date</text:span></text:p>
      <text:p text:style-name="P1"><text:span text:style-name="T1">where</text:span><text:span text:style-name="T2"><text:s/>dea.continent </text:span><text:span text:style-name="T1">is</text:span><text:span text:style-name="T2"><text:s/></text:span><text:span text:style-name="T1">not</text:span><text:span text:style-name="T2"><text:s/></text:span><text:span text:style-name="T1">null</text:span></text:p>
      <text:p text:style-name="P5"><text:span text:style-name="T2">--order by 2,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5</meta:generator>
  </office:meta>
</office:document-meta>
</file>